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616161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  <table:table-cell table:style-name="ce34"/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</table:table-row>
        <table:table-row table:style-name="ro2">
          <table:table-cell table:style-name="ce26" office:value-type="string" calcext:value-type="string">
            <text:p>summer-sun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3.83" calcext:value-type="float">
            <text:p>93.83</text:p>
          </table:table-cell>
          <table:table-cell table:style-name="ce32" office:value-type="float" office:value="46.383" calcext:value-type="float">
            <text:p>46.383</text:p>
          </table:table-cell>
          <table:table-cell table:style-name="ce32" office:value-type="float" office:value="80.715" calcext:value-type="float">
            <text:p>80.715</text:p>
          </table:table-cell>
          <table:table-cell table:style-name="ce32" office:value-type="float" office:value="52.164" calcext:value-type="float">
            <text:p>52.164</text:p>
          </table:table-cell>
          <table:table-cell table:style-name="ce32" office:value-type="float" office:value="63.372" calcext:value-type="float">
            <text:p>63.372</text:p>
          </table:table-cell>
          <table:table-cell table:style-name="ce35"/>
          <table:table-cell table:style-name="ce26" office:value-type="string" calcext:value-type="string">
            <text:p>unet-64-scenario-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] + [.T2])/2" office:value-type="float" office:value="76.213" calcext:value-type="float">
            <text:p>76.213</text:p>
          </table:table-cell>
          <table:table-cell table:style-name="ce32" office:value-type="float" office:value="94.36" calcext:value-type="float">
            <text:p>94.36</text:p>
          </table:table-cell>
          <table:table-cell table:style-name="ce32" office:value-type="float" office:value="58.066" calcext:value-type="float">
            <text:p>58.066</text:p>
          </table:table-cell>
          <table:table-cell table:style-name="ce32" office:value-type="float" office:value="72.4" calcext:value-type="float">
            <text:p>72.4</text:p>
          </table:table-cell>
          <table:table-cell table:style-name="ce32" office:value-type="float" office:value="74.574" calcext:value-type="float">
            <text:p>74.574</text:p>
          </table:table-cell>
          <table:table-cell table:style-name="ce32" office:value-type="float" office:value="73.471" calcext:value-type="float">
            <text:p>73.471</text:p>
          </table:table-cell>
        </table:table-row>
        <table:table-row table:style-name="ro2">
          <table:table-cell table:style-name="ce26" office:value-type="string" calcext:value-type="string">
            <text:p>summer-sun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55" calcext:value-type="float">
            <text:p>94.055</text:p>
          </table:table-cell>
          <table:table-cell table:style-name="ce32" office:value-type="float" office:value="48.337" calcext:value-type="float">
            <text:p>48.337</text:p>
          </table:table-cell>
          <table:table-cell table:style-name="ce32" office:value-type="float" office:value="81.614" calcext:value-type="float">
            <text:p>81.614</text:p>
          </table:table-cell>
          <table:table-cell table:style-name="ce32" office:value-type="float" office:value="54.244" calcext:value-type="float">
            <text:p>54.244</text:p>
          </table:table-cell>
          <table:table-cell table:style-name="ce32" office:value-type="float" office:value="65.172" calcext:value-type="float">
            <text:p>65.172</text:p>
          </table:table-cell>
          <table:table-cell/>
          <table:table-cell table:style-name="ce26" office:value-type="string" calcext:value-type="string">
            <text:p>unet-64-scenario-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] + [.T3])/2" office:value-type="float" office:value="76.118" calcext:value-type="float">
            <text:p>76.118</text:p>
          </table:table-cell>
          <table:table-cell table:style-name="ce32" office:value-type="float" office:value="94.077" calcext:value-type="float">
            <text:p>94.077</text:p>
          </table:table-cell>
          <table:table-cell table:style-name="ce32" office:value-type="float" office:value="58.159" calcext:value-type="float">
            <text:p>58.159</text:p>
          </table:table-cell>
          <table:table-cell table:style-name="ce32" office:value-type="float" office:value="69.326" calcext:value-type="float">
            <text:p>69.326</text:p>
          </table:table-cell>
          <table:table-cell table:style-name="ce32" office:value-type="float" office:value="78.311" calcext:value-type="float">
            <text:p>78.311</text:p>
          </table:table-cell>
          <table:table-cell table:style-name="ce32" office:value-type="float" office:value="73.545" calcext:value-type="float">
            <text:p>73.545</text:p>
          </table:table-cell>
        </table:table-row>
        <table:table-row table:style-name="ro2">
          <table:table-cell table:style-name="ce26" office:value-type="string" calcext:value-type="string">
            <text:p>summer-sun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15" calcext:value-type="float">
            <text:p>94.515</text:p>
          </table:table-cell>
          <table:table-cell table:style-name="ce32" office:value-type="float" office:value="53.359" calcext:value-type="float">
            <text:p>53.359</text:p>
          </table:table-cell>
          <table:table-cell table:style-name="ce32" office:value-type="float" office:value="81.379" calcext:value-type="float">
            <text:p>81.379</text:p>
          </table:table-cell>
          <table:table-cell table:style-name="ce32" office:value-type="float" office:value="60.78" calcext:value-type="float">
            <text:p>60.78</text:p>
          </table:table-cell>
          <table:table-cell table:style-name="ce32" office:value-type="float" office:value="69.587" calcext:value-type="float">
            <text:p>69.587</text:p>
          </table:table-cell>
          <table:table-cell/>
          <table:table-cell table:style-name="ce26" office:value-type="string" calcext:value-type="string">
            <text:p>unet-64-scenario-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4] + [.T4])/2" office:value-type="float" office:value="76.6685" calcext:value-type="float">
            <text:p>76.6685</text:p>
          </table:table-cell>
          <table:table-cell table:style-name="ce32" office:value-type="float" office:value="94.074" calcext:value-type="float">
            <text:p>94.074</text:p>
          </table:table-cell>
          <table:table-cell table:style-name="ce32" office:value-type="float" office:value="59.263" calcext:value-type="float">
            <text:p>59.263</text:p>
          </table:table-cell>
          <table:table-cell table:style-name="ce32" office:value-type="float" office:value="68.333" calcext:value-type="float">
            <text:p>68.333</text:p>
          </table:table-cell>
          <table:table-cell table:style-name="ce32" office:value-type="float" office:value="81.702" calcext:value-type="float">
            <text:p>81.702</text:p>
          </table:table-cell>
          <table:table-cell table:style-name="ce32" office:value-type="float" office:value="74.422" calcext:value-type="float">
            <text:p>74.422</text:p>
          </table:table-cell>
        </table:table-row>
        <table:table-row table:style-name="ro2">
          <table:table-cell table:style-name="ce27" office:value-type="string" calcext:value-type="string">
            <text:p>summer-sun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103" calcext:value-type="float">
            <text:p>91.103</text:p>
          </table:table-cell>
          <table:table-cell table:style-name="ce33" office:value-type="float" office:value="36.736" calcext:value-type="float">
            <text:p>36.736</text:p>
          </table:table-cell>
          <table:table-cell table:style-name="ce33" office:value-type="float" office:value="70.343" calcext:value-type="float">
            <text:p>70.343</text:p>
          </table:table-cell>
          <table:table-cell table:style-name="ce33" office:value-type="float" office:value="43.468" calcext:value-type="float">
            <text:p>43.468</text:p>
          </table:table-cell>
          <table:table-cell table:style-name="ce33" office:value-type="float" office:value="53.733" calcext:value-type="float">
            <text:p>53.733</text:p>
          </table:table-cell>
          <table:table-cell/>
          <table:table-cell table:style-name="ce27" office:value-type="string" calcext:value-type="string">
            <text:p>unet-64-scenario-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5] + [.T5])/2" office:value-type="float" office:value="75.697" calcext:value-type="float">
            <text:p>75.697</text:p>
          </table:table-cell>
          <table:table-cell table:style-name="ce33" office:value-type="float" office:value="92.903" calcext:value-type="float">
            <text:p>92.903</text:p>
          </table:table-cell>
          <table:table-cell table:style-name="ce33" office:value-type="float" office:value="58.491" calcext:value-type="float">
            <text:p>58.491</text:p>
          </table:table-cell>
          <table:table-cell table:style-name="ce33" office:value-type="float" office:value="68.18" calcext:value-type="float">
            <text:p>68.18</text:p>
          </table:table-cell>
          <table:table-cell table:style-name="ce33" office:value-type="float" office:value="80.454" calcext:value-type="float">
            <text:p>80.454</text:p>
          </table:table-cell>
          <table:table-cell table:style-name="ce33" office:value-type="float" office:value="73.81" calcext:value-type="float">
            <text:p>73.81</text:p>
          </table:table-cell>
        </table:table-row>
        <table:table-row table:style-name="ro2">
          <table:table-cell table:style-name="ce27" office:value-type="string" calcext:value-type="string">
            <text:p>summer-sun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65" calcext:value-type="float">
            <text:p>91.65</text:p>
          </table:table-cell>
          <table:table-cell table:style-name="ce33" office:value-type="float" office:value="41.919" calcext:value-type="float">
            <text:p>41.919</text:p>
          </table:table-cell>
          <table:table-cell table:style-name="ce33" office:value-type="float" office:value="71.563" calcext:value-type="float">
            <text:p>71.563</text:p>
          </table:table-cell>
          <table:table-cell table:style-name="ce33" office:value-type="float" office:value="50.297" calcext:value-type="float">
            <text:p>50.297</text:p>
          </table:table-cell>
          <table:table-cell table:style-name="ce33" office:value-type="float" office:value="59.074" calcext:value-type="float">
            <text:p>59.074</text:p>
          </table:table-cell>
          <table:table-cell/>
          <table:table-cell table:style-name="ce27" office:value-type="string" calcext:value-type="string">
            <text:p>unet-64-scenario-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6] + [.T6])/2" office:value-type="float" office:value="76.457" calcext:value-type="float">
            <text:p>76.457</text:p>
          </table:table-cell>
          <table:table-cell table:style-name="ce33" office:value-type="float" office:value="92.852" calcext:value-type="float">
            <text:p>92.852</text:p>
          </table:table-cell>
          <table:table-cell table:style-name="ce33" office:value-type="float" office:value="60.062" calcext:value-type="float">
            <text:p>60.062</text:p>
          </table:table-cell>
          <table:table-cell table:style-name="ce33" office:value-type="float" office:value="66.639" calcext:value-type="float">
            <text:p>66.639</text:p>
          </table:table-cell>
          <table:table-cell table:style-name="ce33" office:value-type="float" office:value="85.887" calcext:value-type="float">
            <text:p>85.887</text:p>
          </table:table-cell>
          <table:table-cell table:style-name="ce33" office:value-type="float" office:value="75.048" calcext:value-type="float">
            <text:p>75.048</text:p>
          </table:table-cell>
        </table:table-row>
        <table:table-row table:style-name="ro2">
          <table:table-cell table:style-name="ce27" office:value-type="string" calcext:value-type="string">
            <text:p>summer-sun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368" calcext:value-type="float">
            <text:p>92.368</text:p>
          </table:table-cell>
          <table:table-cell table:style-name="ce33" office:value-type="float" office:value="51.426" calcext:value-type="float">
            <text:p>51.426</text:p>
          </table:table-cell>
          <table:table-cell table:style-name="ce33" office:value-type="float" office:value="69.787" calcext:value-type="float">
            <text:p>69.787</text:p>
          </table:table-cell>
          <table:table-cell table:style-name="ce33" office:value-type="float" office:value="66.154" calcext:value-type="float">
            <text:p>66.154</text:p>
          </table:table-cell>
          <table:table-cell table:style-name="ce33" office:value-type="float" office:value="67.922" calcext:value-type="float">
            <text:p>67.922</text:p>
          </table:table-cell>
          <table:table-cell/>
          <table:table-cell table:style-name="ce27" office:value-type="string" calcext:value-type="string">
            <text:p>unet-64-scenario-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7] + [.T7])/2" office:value-type="float" office:value="76.793" calcext:value-type="float">
            <text:p>76.793</text:p>
          </table:table-cell>
          <table:table-cell table:style-name="ce33" office:value-type="float" office:value="92.897" calcext:value-type="float">
            <text:p>92.897</text:p>
          </table:table-cell>
          <table:table-cell table:style-name="ce33" office:value-type="float" office:value="60.689" calcext:value-type="float">
            <text:p>60.689</text:p>
          </table:table-cell>
          <table:table-cell table:style-name="ce33" office:value-type="float" office:value="66.479" calcext:value-type="float">
            <text:p>66.479</text:p>
          </table:table-cell>
          <table:table-cell table:style-name="ce33" office:value-type="float" office:value="87.451" calcext:value-type="float">
            <text:p>87.451</text:p>
          </table:table-cell>
          <table:table-cell table:style-name="ce33" office:value-type="float" office:value="75.536" calcext:value-type="float">
            <text:p>75.5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36"/>
          <table:table-cell table:style-name="ce28" table:number-columns-repeated="10"/>
        </table:table-row>
        <table:table-row table:style-name="ro2">
          <table:table-cell table:style-name="ce26" office:value-type="string" calcext:value-type="string">
            <text:p>Spring-glitter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85" calcext:value-type="float">
            <text:p>94.085</text:p>
          </table:table-cell>
          <table:table-cell table:style-name="ce32" office:value-type="float" office:value="48.903" calcext:value-type="float">
            <text:p>48.903</text:p>
          </table:table-cell>
          <table:table-cell table:style-name="ce32" office:value-type="float" office:value="81.173" calcext:value-type="float">
            <text:p>81.173</text:p>
          </table:table-cell>
          <table:table-cell table:style-name="ce32" office:value-type="float" office:value="55.159" calcext:value-type="float">
            <text:p>55.159</text:p>
          </table:table-cell>
          <table:table-cell table:style-name="ce32" office:value-type="float" office:value="65.684" calcext:value-type="float">
            <text:p>65.684</text:p>
          </table:table-cell>
          <table:table-cell/>
          <table:table-cell table:style-name="ce26" office:value-type="string" calcext:value-type="string">
            <text:p>Cold-viole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9] + [.T9])/2" office:value-type="float" office:value="76.2715" calcext:value-type="float">
            <text:p>76.2715</text:p>
          </table:table-cell>
          <table:table-cell table:style-name="ce32" office:value-type="float" office:value="93.999" calcext:value-type="float">
            <text:p>93.999</text:p>
          </table:table-cell>
          <table:table-cell table:style-name="ce32" office:value-type="float" office:value="58.544" calcext:value-type="float">
            <text:p>58.544</text:p>
          </table:table-cell>
          <table:table-cell table:style-name="ce32" office:value-type="float" office:value="68.275" calcext:value-type="float">
            <text:p>68.275</text:p>
          </table:table-cell>
          <table:table-cell table:style-name="ce32" office:value-type="float" office:value="80.421" calcext:value-type="float">
            <text:p>80.421</text:p>
          </table:table-cell>
          <table:table-cell table:style-name="ce32" office:value-type="float" office:value="73.852" calcext:value-type="float">
            <text:p>73.852</text:p>
          </table:table-cell>
        </table:table-row>
        <table:table-row table:style-name="ro2">
          <table:table-cell table:style-name="ce26" office:value-type="string" calcext:value-type="string">
            <text:p>Spring-glitter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55" calcext:value-type="float">
            <text:p>94.055</text:p>
          </table:table-cell>
          <table:table-cell table:style-name="ce32" office:value-type="float" office:value="47.929" calcext:value-type="float">
            <text:p>47.929</text:p>
          </table:table-cell>
          <table:table-cell table:style-name="ce32" office:value-type="float" office:value="82.366" calcext:value-type="float">
            <text:p>82.366</text:p>
          </table:table-cell>
          <table:table-cell table:style-name="ce32" office:value-type="float" office:value="53.409" calcext:value-type="float">
            <text:p>53.409</text:p>
          </table:table-cell>
          <table:table-cell table:style-name="ce32" office:value-type="float" office:value="64.8" calcext:value-type="float">
            <text:p>64.8</text:p>
          </table:table-cell>
          <table:table-cell/>
          <table:table-cell table:style-name="ce26" office:value-type="string" calcext:value-type="string">
            <text:p>Cold-viole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0] + [.T10])/2" office:value-type="float" office:value="75.5265" calcext:value-type="float">
            <text:p>75.5265</text:p>
          </table:table-cell>
          <table:table-cell table:style-name="ce32" office:value-type="float" office:value="93.772" calcext:value-type="float">
            <text:p>93.772</text:p>
          </table:table-cell>
          <table:table-cell table:style-name="ce32" office:value-type="float" office:value="57.281" calcext:value-type="float">
            <text:p>57.281</text:p>
          </table:table-cell>
          <table:table-cell table:style-name="ce32" office:value-type="float" office:value="67.323" calcext:value-type="float">
            <text:p>67.323</text:p>
          </table:table-cell>
          <table:table-cell table:style-name="ce32" office:value-type="float" office:value="79.341" calcext:value-type="float">
            <text:p>79.341</text:p>
          </table:table-cell>
          <table:table-cell table:style-name="ce32" office:value-type="float" office:value="72.839" calcext:value-type="float">
            <text:p>72.839</text:p>
          </table:table-cell>
        </table:table-row>
        <table:table-row table:style-name="ro2">
          <table:table-cell table:style-name="ce26" office:value-type="string" calcext:value-type="string">
            <text:p>Spring-glitter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47" calcext:value-type="float">
            <text:p>94.547</text:p>
          </table:table-cell>
          <table:table-cell table:style-name="ce32" office:value-type="float" office:value="53.217" calcext:value-type="float">
            <text:p>53.217</text:p>
          </table:table-cell>
          <table:table-cell table:style-name="ce32" office:value-type="float" office:value="82.248" calcext:value-type="float">
            <text:p>82.248</text:p>
          </table:table-cell>
          <table:table-cell table:style-name="ce32" office:value-type="float" office:value="60.123" calcext:value-type="float">
            <text:p>60.123</text:p>
          </table:table-cell>
          <table:table-cell table:style-name="ce32" office:value-type="float" office:value="69.466" calcext:value-type="float">
            <text:p>69.466</text:p>
          </table:table-cell>
          <table:table-cell/>
          <table:table-cell table:style-name="ce26" office:value-type="string" calcext:value-type="string">
            <text:p>Cold-viole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1] + [.T11])/2" office:value-type="float" office:value="77.411" calcext:value-type="float">
            <text:p>77.411</text:p>
          </table:table-cell>
          <table:table-cell table:style-name="ce32" office:value-type="float" office:value="94.471" calcext:value-type="float">
            <text:p>94.471</text:p>
          </table:table-cell>
          <table:table-cell table:style-name="ce32" office:value-type="float" office:value="60.351" calcext:value-type="float">
            <text:p>60.351</text:p>
          </table:table-cell>
          <table:table-cell table:style-name="ce32" office:value-type="float" office:value="71.139" calcext:value-type="float">
            <text:p>71.139</text:p>
          </table:table-cell>
          <table:table-cell table:style-name="ce32" office:value-type="float" office:value="79.917" calcext:value-type="float">
            <text:p>79.917</text:p>
          </table:table-cell>
          <table:table-cell table:style-name="ce32" office:value-type="float" office:value="75.273" calcext:value-type="float">
            <text:p>75.273</text:p>
          </table:table-cell>
        </table:table-row>
        <table:table-row table:style-name="ro2">
          <table:table-cell table:style-name="ce27" office:value-type="string" calcext:value-type="string">
            <text:p>Spring-glitter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847" calcext:value-type="float">
            <text:p>91.847</text:p>
          </table:table-cell>
          <table:table-cell table:style-name="ce33" office:value-type="float" office:value="45.133" calcext:value-type="float">
            <text:p>45.133</text:p>
          </table:table-cell>
          <table:table-cell table:style-name="ce33" office:value-type="float" office:value="70.543" calcext:value-type="float">
            <text:p>70.543</text:p>
          </table:table-cell>
          <table:table-cell table:style-name="ce33" office:value-type="float" office:value="55.615" calcext:value-type="float">
            <text:p>55.615</text:p>
          </table:table-cell>
          <table:table-cell table:style-name="ce33" office:value-type="float" office:value="62.195" calcext:value-type="float">
            <text:p>62.195</text:p>
          </table:table-cell>
          <table:table-cell/>
          <table:table-cell table:style-name="ce27" office:value-type="string" calcext:value-type="string">
            <text:p>Cold-viole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2] + [.T12])/2" office:value-type="float" office:value="75.6785" calcext:value-type="float">
            <text:p>75.6785</text:p>
          </table:table-cell>
          <table:table-cell table:style-name="ce33" office:value-type="float" office:value="92.42" calcext:value-type="float">
            <text:p>92.42</text:p>
          </table:table-cell>
          <table:table-cell table:style-name="ce33" office:value-type="float" office:value="58.937" calcext:value-type="float">
            <text:p>58.937</text:p>
          </table:table-cell>
          <table:table-cell table:style-name="ce33" office:value-type="float" office:value="64.727" calcext:value-type="float">
            <text:p>64.727</text:p>
          </table:table-cell>
          <table:table-cell table:style-name="ce33" office:value-type="float" office:value="86.823" calcext:value-type="float">
            <text:p>86.823</text:p>
          </table:table-cell>
          <table:table-cell table:style-name="ce33" office:value-type="float" office:value="74.164" calcext:value-type="float">
            <text:p>74.164</text:p>
          </table:table-cell>
        </table:table-row>
        <table:table-row table:style-name="ro2">
          <table:table-cell table:style-name="ce27" office:value-type="string" calcext:value-type="string">
            <text:p>Spring-glitter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777" calcext:value-type="float">
            <text:p>91.777</text:p>
          </table:table-cell>
          <table:table-cell table:style-name="ce33" office:value-type="float" office:value="42.761" calcext:value-type="float">
            <text:p>42.761</text:p>
          </table:table-cell>
          <table:table-cell table:style-name="ce33" office:value-type="float" office:value="72.152" calcext:value-type="float">
            <text:p>72.152</text:p>
          </table:table-cell>
          <table:table-cell table:style-name="ce33" office:value-type="float" office:value="51.213" calcext:value-type="float">
            <text:p>51.213</text:p>
          </table:table-cell>
          <table:table-cell table:style-name="ce33" office:value-type="float" office:value="59.905" calcext:value-type="float">
            <text:p>59.905</text:p>
          </table:table-cell>
          <table:table-cell/>
          <table:table-cell table:style-name="ce27" office:value-type="string" calcext:value-type="string">
            <text:p>Cold-viole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3] + [.T13])/2" office:value-type="float" office:value="75.575" calcext:value-type="float">
            <text:p>75.575</text:p>
          </table:table-cell>
          <table:table-cell table:style-name="ce33" office:value-type="float" office:value="92.764" calcext:value-type="float">
            <text:p>92.764</text:p>
          </table:table-cell>
          <table:table-cell table:style-name="ce33" office:value-type="float" office:value="58.386" calcext:value-type="float">
            <text:p>58.386</text:p>
          </table:table-cell>
          <table:table-cell table:style-name="ce33" office:value-type="float" office:value="67.269" calcext:value-type="float">
            <text:p>67.269</text:p>
          </table:table-cell>
          <table:table-cell table:style-name="ce33" office:value-type="float" office:value="81.555" calcext:value-type="float">
            <text:p>81.555</text:p>
          </table:table-cell>
          <table:table-cell table:style-name="ce33" office:value-type="float" office:value="73.726" calcext:value-type="float">
            <text:p>73.726</text:p>
          </table:table-cell>
        </table:table-row>
        <table:table-row table:style-name="ro2">
          <table:table-cell table:style-name="ce27" office:value-type="string" calcext:value-type="string">
            <text:p>Spring-glitter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383" calcext:value-type="float">
            <text:p>92.383</text:p>
          </table:table-cell>
          <table:table-cell table:style-name="ce33" office:value-type="float" office:value="51.542" calcext:value-type="float">
            <text:p>51.542</text:p>
          </table:table-cell>
          <table:table-cell table:style-name="ce33" office:value-type="float" office:value="69.816" calcext:value-type="float">
            <text:p>69.816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68.023" calcext:value-type="float">
            <text:p>68.023</text:p>
          </table:table-cell>
          <table:table-cell/>
          <table:table-cell table:style-name="ce27" office:value-type="string" calcext:value-type="string">
            <text:p>Cold-viole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4] + [.T14])/2" office:value-type="float" office:value="77.036" calcext:value-type="float">
            <text:p>77.036</text:p>
          </table:table-cell>
          <table:table-cell table:style-name="ce33" office:value-type="float" office:value="93.124" calcext:value-type="float">
            <text:p>93.124</text:p>
          </table:table-cell>
          <table:table-cell table:style-name="ce33" office:value-type="float" office:value="60.948" calcext:value-type="float">
            <text:p>60.948</text:p>
          </table:table-cell>
          <table:table-cell table:style-name="ce33" office:value-type="float" office:value="67.813" calcext:value-type="float">
            <text:p>67.813</text:p>
          </table:table-cell>
          <table:table-cell table:style-name="ce33" office:value-type="float" office:value="85.755" calcext:value-type="float">
            <text:p>85.755</text:p>
          </table:table-cell>
          <table:table-cell table:style-name="ce33" office:value-type="float" office:value="75.736" calcext:value-type="float">
            <text:p>75.7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rosty-night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3.581" calcext:value-type="float">
            <text:p>93.581</text:p>
          </table:table-cell>
          <table:table-cell table:style-name="ce32" office:value-type="float" office:value="42.924" calcext:value-type="float">
            <text:p>42.924</text:p>
          </table:table-cell>
          <table:table-cell table:style-name="ce32" office:value-type="float" office:value="82.367" calcext:value-type="float">
            <text:p>82.367</text:p>
          </table:table-cell>
          <table:table-cell table:style-name="ce32" office:value-type="float" office:value="47.268" calcext:value-type="float">
            <text:p>47.268</text:p>
          </table:table-cell>
          <table:table-cell table:style-name="ce32" office:value-type="float" office:value="60.066" calcext:value-type="float">
            <text:p>60.066</text:p>
          </table:table-cell>
          <table:table-cell/>
          <table:table-cell table:style-name="ce26" office:value-type="string" calcext:value-type="string">
            <text:p>Polished-Nigh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6] + [.T16])/2" office:value-type="float" office:value="76.1975" calcext:value-type="float">
            <text:p>76.1975</text:p>
          </table:table-cell>
          <table:table-cell table:style-name="ce32" office:value-type="float" office:value="93.831" calcext:value-type="float">
            <text:p>93.831</text:p>
          </table:table-cell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 office:value-type="string" calcext:value-type="string">
            <text:p>Frosty-night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074" calcext:value-type="float">
            <text:p>94.074</text:p>
          </table:table-cell>
          <table:table-cell table:style-name="ce32" office:value-type="float" office:value="48.502" calcext:value-type="float">
            <text:p>48.502</text:p>
          </table:table-cell>
          <table:table-cell table:style-name="ce32" office:value-type="float" office:value="82.389" calcext:value-type="float">
            <text:p>82.389</text:p>
          </table:table-cell>
          <table:table-cell table:style-name="ce32" office:value-type="float" office:value="54.112" calcext:value-type="float">
            <text:p>54.112</text:p>
          </table:table-cell>
          <table:table-cell table:style-name="ce32" office:value-type="float" office:value="65.321" calcext:value-type="float">
            <text:p>65.321</text:p>
          </table:table-cell>
          <table:table-cell/>
          <table:table-cell table:style-name="ce26" office:value-type="string" calcext:value-type="string">
            <text:p>Polished-Nigh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7] + [.T17])/2" office:value-type="float" office:value="76.2485" calcext:value-type="float">
            <text:p>76.2485</text:p>
          </table:table-cell>
          <table:table-cell table:style-name="ce32" office:value-type="float" office:value="93.713" calcext:value-type="float">
            <text:p>93.713</text:p>
          </table:table-cell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 office:value-type="string" calcext:value-type="string">
            <text:p>Frosty-night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37" calcext:value-type="float">
            <text:p>94.237</text:p>
          </table:table-cell>
          <table:table-cell table:style-name="ce32" office:value-type="float" office:value="50.861" calcext:value-type="float">
            <text:p>50.861</text:p>
          </table:table-cell>
          <table:table-cell table:style-name="ce32" office:value-type="float" office:value="81.237" calcext:value-type="float">
            <text:p>81.237</text:p>
          </table:table-cell>
          <table:table-cell table:style-name="ce32" office:value-type="float" office:value="57.631" calcext:value-type="float">
            <text:p>57.631</text:p>
          </table:table-cell>
          <table:table-cell table:style-name="ce32" office:value-type="float" office:value="67.428" calcext:value-type="float">
            <text:p>67.428</text:p>
          </table:table-cell>
          <table:table-cell/>
          <table:table-cell table:style-name="ce26" office:value-type="string" calcext:value-type="string">
            <text:p>Polished-Nigh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8] + [.T18])/2" office:value-type="float" office:value="77.2565" calcext:value-type="float">
            <text:p>77.2565</text:p>
          </table:table-cell>
          <table:table-cell table:style-name="ce32" office:value-type="float" office:value="94.276" calcext:value-type="float">
            <text:p>94.276</text:p>
          </table:table-cell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7" office:value-type="string" calcext:value-type="string">
            <text:p>Frosty-night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51" calcext:value-type="float">
            <text:p>91.51</text:p>
          </table:table-cell>
          <table:table-cell table:style-name="ce33" office:value-type="float" office:value="41.513" calcext:value-type="float">
            <text:p>41.513</text:p>
          </table:table-cell>
          <table:table-cell table:style-name="ce33" office:value-type="float" office:value="71.424" calcext:value-type="float">
            <text:p>71.424</text:p>
          </table:table-cell>
          <table:table-cell table:style-name="ce33" office:value-type="float" office:value="49.782" calcext:value-type="float">
            <text:p>49.782</text:p>
          </table:table-cell>
          <table:table-cell table:style-name="ce33" office:value-type="float" office:value="58.671" calcext:value-type="float">
            <text:p>58.671</text:p>
          </table:table-cell>
          <table:table-cell/>
          <table:table-cell table:style-name="ce27" office:value-type="string" calcext:value-type="string">
            <text:p>Polished-Nigh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9] + [.T19])/2" office:value-type="float" office:value="75.689" calcext:value-type="float">
            <text:p>75.689</text:p>
          </table:table-cell>
          <table:table-cell table:style-name="ce33" office:value-type="float" office:value="92.189" calcext:value-type="float">
            <text:p>92.189</text:p>
          </table:table-cell>
          <table:table-cell table:style-name="ce33" office:value-type="float" office:value="59.189" calcext:value-type="float">
            <text:p>59.189</text:p>
          </table:table-cell>
          <table:table-cell table:style-name="ce33" office:value-type="float" office:value="65.333" calcext:value-type="float">
            <text:p>65.333</text:p>
          </table:table-cell>
          <table:table-cell table:style-name="ce33" office:value-type="float" office:value="86.29" calcext:value-type="float">
            <text:p>86.29</text:p>
          </table:table-cell>
          <table:table-cell table:style-name="ce33" office:value-type="float" office:value="74.363" calcext:value-type="float">
            <text:p>74.363</text:p>
          </table:table-cell>
        </table:table-row>
        <table:table-row table:style-name="ro2">
          <table:table-cell table:style-name="ce27" office:value-type="string" calcext:value-type="string">
            <text:p>Frosty-night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221" calcext:value-type="float">
            <text:p>92.221</text:p>
          </table:table-cell>
          <table:table-cell table:style-name="ce33" office:value-type="float" office:value="49.467" calcext:value-type="float">
            <text:p>49.467</text:p>
          </table:table-cell>
          <table:table-cell table:style-name="ce33" office:value-type="float" office:value="70.963" calcext:value-type="float">
            <text:p>70.963</text:p>
          </table:table-cell>
          <table:table-cell table:style-name="ce33" office:value-type="float" office:value="62.021" calcext:value-type="float">
            <text:p>62.021</text:p>
          </table:table-cell>
          <table:table-cell table:style-name="ce33" office:value-type="float" office:value="66.191" calcext:value-type="float">
            <text:p>66.191</text:p>
          </table:table-cell>
          <table:table-cell/>
          <table:table-cell table:style-name="ce27" office:value-type="string" calcext:value-type="string">
            <text:p>Polished-Nigh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0] + [.T20])/2" office:value-type="float" office:value="76.553" calcext:value-type="float">
            <text:p>76.553</text:p>
          </table:table-cell>
          <table:table-cell table:style-name="ce33" office:value-type="float" office:value="92.603" calcext:value-type="float">
            <text:p>92.603</text:p>
          </table:table-cell>
          <table:table-cell table:style-name="ce33" office:value-type="float" office:value="60.503" calcext:value-type="float">
            <text:p>60.503</text:p>
          </table:table-cell>
          <table:table-cell table:style-name="ce33" office:value-type="float" office:value="66.778" calcext:value-type="float">
            <text:p>66.778</text:p>
          </table:table-cell>
          <table:table-cell table:style-name="ce33" office:value-type="float" office:value="86.555" calcext:value-type="float">
            <text:p>86.555</text:p>
          </table:table-cell>
          <table:table-cell table:style-name="ce33" office:value-type="float" office:value="75.391" calcext:value-type="float">
            <text:p>75.391</text:p>
          </table:table-cell>
        </table:table-row>
        <table:table-row table:style-name="ro2">
          <table:table-cell table:style-name="ce27" office:value-type="string" calcext:value-type="string">
            <text:p>Frosty-night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179" calcext:value-type="float">
            <text:p>92.179</text:p>
          </table:table-cell>
          <table:table-cell table:style-name="ce33" office:value-type="float" office:value="51.603" calcext:value-type="float">
            <text:p>51.603</text:p>
          </table:table-cell>
          <table:table-cell table:style-name="ce33" office:value-type="float" office:value="68.298" calcext:value-type="float">
            <text:p>68.298</text:p>
          </table:table-cell>
          <table:table-cell table:style-name="ce33" office:value-type="float" office:value="67.857" calcext:value-type="float">
            <text:p>67.857</text:p>
          </table:table-cell>
          <table:table-cell table:style-name="ce33" office:value-type="float" office:value="68.077" calcext:value-type="float">
            <text:p>68.077</text:p>
          </table:table-cell>
          <table:table-cell/>
          <table:table-cell table:style-name="ce27" office:value-type="string" calcext:value-type="string">
            <text:p>Polished-Nigh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1] + [.T21])/2" office:value-type="float" office:value="76.974" calcext:value-type="float">
            <text:p>76.974</text:p>
          </table:table-cell>
          <table:table-cell table:style-name="ce33" office:value-type="float" office:value="92.989" calcext:value-type="float">
            <text:p>92.989</text:p>
          </table:table-cell>
          <table:table-cell table:style-name="ce33" office:value-type="float" office:value="60.959" calcext:value-type="float">
            <text:p>60.959</text:p>
          </table:table-cell>
          <table:table-cell table:style-name="ce33" office:value-type="float" office:value="67.84" calcext:value-type="float">
            <text:p>67.84</text:p>
          </table:table-cell>
          <table:table-cell table:style-name="ce33" office:value-type="float" office:value="85.734" calcext:value-type="float">
            <text:p>85.734</text:p>
          </table:table-cell>
          <table:table-cell table:style-name="ce33" office:value-type="float" office:value="75.745" calcext:value-type="float">
            <text:p>75.745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loral-Voice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61" calcext:value-type="float">
            <text:p>94.261</text:p>
          </table:table-cell>
          <table:table-cell table:style-name="ce32" office:value-type="float" office:value="50.071" calcext:value-type="float">
            <text:p>50.071</text:p>
          </table:table-cell>
          <table:table-cell table:style-name="ce32" office:value-type="float" office:value="82.489" calcext:value-type="float">
            <text:p>82.489</text:p>
          </table:table-cell>
          <table:table-cell table:style-name="ce32" office:value-type="float" office:value="56.026" calcext:value-type="float">
            <text:p>56.026</text:p>
          </table:table-cell>
          <table:table-cell table:style-name="ce32" office:value-type="float" office:value="66.73" calcext:value-type="float">
            <text:p>66.73</text:p>
          </table:table-cell>
          <table:table-cell/>
          <table:table-cell table:style-name="ce26" office:value-type="string" calcext:value-type="string">
            <text:p>Wild-lab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3] + [.T23])/2" office:value-type="float" office:value="76.9715" calcext:value-type="float">
            <text:p>76.9715</text:p>
          </table:table-cell>
          <table:table-cell table:style-name="ce32" office:value-type="float" office:value="94.42" calcext:value-type="float">
            <text:p>94.42</text:p>
          </table:table-cell>
          <table:table-cell table:style-name="ce32" office:value-type="float" office:value="59.523" calcext:value-type="float">
            <text:p>59.523</text:p>
          </table:table-cell>
          <table:table-cell table:style-name="ce32" office:value-type="float" office:value="71.481" calcext:value-type="float">
            <text:p>71.481</text:p>
          </table:table-cell>
          <table:table-cell table:style-name="ce32" office:value-type="float" office:value="78.061" calcext:value-type="float">
            <text:p>78.061</text:p>
          </table:table-cell>
          <table:table-cell table:style-name="ce32" office:value-type="float" office:value="74.626" calcext:value-type="float">
            <text:p>74.626</text:p>
          </table:table-cell>
        </table:table-row>
        <table:table-row table:style-name="ro2">
          <table:table-cell table:style-name="ce26" office:value-type="string" calcext:value-type="string">
            <text:p>Floral-Voice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346" calcext:value-type="float">
            <text:p>94.346</text:p>
          </table:table-cell>
          <table:table-cell table:style-name="ce32" office:value-type="float" office:value="51.409" calcext:value-type="float">
            <text:p>51.409</text:p>
          </table:table-cell>
          <table:table-cell table:style-name="ce32" office:value-type="float" office:value="81.686" calcext:value-type="float">
            <text:p>81.686</text:p>
          </table:table-cell>
          <table:table-cell table:style-name="ce32" office:value-type="float" office:value="58.106" calcext:value-type="float">
            <text:p>58.106</text:p>
          </table:table-cell>
          <table:table-cell table:style-name="ce32" office:value-type="float" office:value="67.907" calcext:value-type="float">
            <text:p>67.907</text:p>
          </table:table-cell>
          <table:table-cell/>
          <table:table-cell table:style-name="ce26" office:value-type="string" calcext:value-type="string">
            <text:p>Wild-lab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4] + [.T24])/2" office:value-type="float" office:value="76.411" calcext:value-type="float">
            <text:p>76.411</text:p>
          </table:table-cell>
          <table:table-cell table:style-name="ce32" office:value-type="float" office:value="94.132" calcext:value-type="float">
            <text:p>94.132</text:p>
          </table:table-cell>
          <table:table-cell table:style-name="ce32" office:value-type="float" office:value="58.69" calcext:value-type="float">
            <text:p>58.69</text:p>
          </table:table-cell>
          <table:table-cell table:style-name="ce32" office:value-type="float" office:value="69.369" calcext:value-type="float">
            <text:p>69.369</text:p>
          </table:table-cell>
          <table:table-cell table:style-name="ce32" office:value-type="float" office:value="79.22" calcext:value-type="float">
            <text:p>79.22</text:p>
          </table:table-cell>
          <table:table-cell table:style-name="ce32" office:value-type="float" office:value="73.968" calcext:value-type="float">
            <text:p>73.968</text:p>
          </table:table-cell>
        </table:table-row>
        <table:table-row table:style-name="ro2">
          <table:table-cell table:style-name="ce26" office:value-type="string" calcext:value-type="string">
            <text:p>Floral-Voice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534" calcext:value-type="float">
            <text:p>94.534</text:p>
          </table:table-cell>
          <table:table-cell table:style-name="ce32" office:value-type="float" office:value="53.733" calcext:value-type="float">
            <text:p>53.733</text:p>
          </table:table-cell>
          <table:table-cell table:style-name="ce32" office:value-type="float" office:value="81.063" calcext:value-type="float">
            <text:p>81.063</text:p>
          </table:table-cell>
          <table:table-cell table:style-name="ce32" office:value-type="float" office:value="61.446" calcext:value-type="float">
            <text:p>61.446</text:p>
          </table:table-cell>
          <table:table-cell table:style-name="ce32" office:value-type="float" office:value="69.904" calcext:value-type="float">
            <text:p>69.904</text:p>
          </table:table-cell>
          <table:table-cell/>
          <table:table-cell table:style-name="ce26" office:value-type="string" calcext:value-type="string">
            <text:p>Wild-lab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5] + [.T25])/2" office:value-type="float" office:value="77.37" calcext:value-type="float">
            <text:p>77.37</text:p>
          </table:table-cell>
          <table:table-cell table:style-name="ce32" office:value-type="float" office:value="94.469" calcext:value-type="float">
            <text:p>94.469</text:p>
          </table:table-cell>
          <table:table-cell table:style-name="ce32" office:value-type="float" office:value="60.271" calcext:value-type="float">
            <text:p>60.271</text:p>
          </table:table-cell>
          <table:table-cell table:style-name="ce32" office:value-type="float" office:value="71.203" calcext:value-type="float">
            <text:p>71.203</text:p>
          </table:table-cell>
          <table:table-cell table:style-name="ce32" office:value-type="float" office:value="79.698" calcext:value-type="float">
            <text:p>79.698</text:p>
          </table:table-cell>
          <table:table-cell table:style-name="ce32" office:value-type="float" office:value="75.212" calcext:value-type="float">
            <text:p>75.212</text:p>
          </table:table-cell>
        </table:table-row>
        <table:table-row table:style-name="ro2">
          <table:table-cell table:style-name="ce27" office:value-type="string" calcext:value-type="string">
            <text:p>Floral-Voice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149" calcext:value-type="float">
            <text:p>92.149</text:p>
          </table:table-cell>
          <table:table-cell table:style-name="ce33" office:value-type="float" office:value="47.909" calcext:value-type="float">
            <text:p>47.909</text:p>
          </table:table-cell>
          <table:table-cell table:style-name="ce33" office:value-type="float" office:value="70.955" calcext:value-type="float">
            <text:p>70.955</text:p>
          </table:table-cell>
          <table:table-cell table:style-name="ce33" office:value-type="float" office:value="59.597" calcext:value-type="float">
            <text:p>59.597</text:p>
          </table:table-cell>
          <table:table-cell table:style-name="ce33" office:value-type="float" office:value="64.782" calcext:value-type="float">
            <text:p>64.782</text:p>
          </table:table-cell>
          <table:table-cell/>
          <table:table-cell table:style-name="ce27" office:value-type="string" calcext:value-type="string">
            <text:p>Wild-lab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6] + [.T26])/2" office:value-type="float" office:value="75.695" calcext:value-type="float">
            <text:p>75.695</text:p>
          </table:table-cell>
          <table:table-cell table:style-name="ce33" office:value-type="float" office:value="92.613" calcext:value-type="float">
            <text:p>92.613</text:p>
          </table:table-cell>
          <table:table-cell table:style-name="ce33" office:value-type="float" office:value="58.777" calcext:value-type="float">
            <text:p>58.777</text:p>
          </table:table-cell>
          <table:table-cell table:style-name="ce33" office:value-type="float" office:value="65.99" calcext:value-type="float">
            <text:p>65.99</text:p>
          </table:table-cell>
          <table:table-cell table:style-name="ce33" office:value-type="float" office:value="84.32" calcext:value-type="float">
            <text:p>84.32</text:p>
          </table:table-cell>
          <table:table-cell table:style-name="ce33" office:value-type="float" office:value="74.037" calcext:value-type="float">
            <text:p>74.037</text:p>
          </table:table-cell>
        </table:table-row>
        <table:table-row table:style-name="ro2">
          <table:table-cell table:style-name="ce27" office:value-type="string" calcext:value-type="string">
            <text:p>Floral-Voice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412" calcext:value-type="float">
            <text:p>92.412</text:p>
          </table:table-cell>
          <table:table-cell table:style-name="ce33" office:value-type="float" office:value="50.82" calcext:value-type="float">
            <text:p>50.82</text:p>
          </table:table-cell>
          <table:table-cell table:style-name="ce33" office:value-type="float" office:value="70.75" calcext:value-type="float">
            <text:p>70.75</text:p>
          </table:table-cell>
          <table:table-cell table:style-name="ce33" office:value-type="float" office:value="64.338" calcext:value-type="float">
            <text:p>64.338</text:p>
          </table:table-cell>
          <table:table-cell table:style-name="ce33" office:value-type="float" office:value="67.392" calcext:value-type="float">
            <text:p>67.392</text:p>
          </table:table-cell>
          <table:table-cell/>
          <table:table-cell table:style-name="ce27" office:value-type="string" calcext:value-type="string">
            <text:p>Wild-lab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7] + [.T27])/2" office:value-type="float" office:value="76.568" calcext:value-type="float">
            <text:p>76.568</text:p>
          </table:table-cell>
          <table:table-cell table:style-name="ce33" office:value-type="float" office:value="92.824" calcext:value-type="float">
            <text:p>92.824</text:p>
          </table:table-cell>
          <table:table-cell table:style-name="ce33" office:value-type="float" office:value="60.312" calcext:value-type="float">
            <text:p>60.312</text:p>
          </table:table-cell>
          <table:table-cell table:style-name="ce33" office:value-type="float" office:value="66.282" calcext:value-type="float">
            <text:p>66.282</text:p>
          </table:table-cell>
          <table:table-cell table:style-name="ce33" office:value-type="float" office:value="87.006" calcext:value-type="float">
            <text:p>87.006</text:p>
          </table:table-cell>
          <table:table-cell table:style-name="ce33" office:value-type="float" office:value="75.243" calcext:value-type="float">
            <text:p>75.243</text:p>
          </table:table-cell>
        </table:table-row>
        <table:table-row table:style-name="ro2">
          <table:table-cell table:style-name="ce27" office:value-type="string" calcext:value-type="string">
            <text:p>Floral-Voice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449" calcext:value-type="float">
            <text:p>92.449</text:p>
          </table:table-cell>
          <table:table-cell table:style-name="ce33" office:value-type="float" office:value="52.402" calcext:value-type="float">
            <text:p>52.402</text:p>
          </table:table-cell>
          <table:table-cell table:style-name="ce33" office:value-type="float" office:value="69.642" calcext:value-type="float">
            <text:p>69.642</text:p>
          </table:table-cell>
          <table:table-cell table:style-name="ce33" office:value-type="float" office:value="67.915" calcext:value-type="float">
            <text:p>67.915</text:p>
          </table:table-cell>
          <table:table-cell table:style-name="ce33" office:value-type="float" office:value="68.768" calcext:value-type="float">
            <text:p>68.768</text:p>
          </table:table-cell>
          <table:table-cell/>
          <table:table-cell table:style-name="ce27" office:value-type="string" calcext:value-type="string">
            <text:p>Wild-lab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8] + [.T28])/2" office:value-type="float" office:value="77.054" calcext:value-type="float">
            <text:p>77.054</text:p>
          </table:table-cell>
          <table:table-cell table:style-name="ce33" office:value-type="float" office:value="93.065" calcext:value-type="float">
            <text:p>93.065</text:p>
          </table:table-cell>
          <table:table-cell table:style-name="ce33" office:value-type="float" office:value="61.043" calcext:value-type="float">
            <text:p>61.043</text:p>
          </table:table-cell>
          <table:table-cell table:style-name="ce33" office:value-type="float" office:value="67.331" calcext:value-type="float">
            <text:p>67.331</text:p>
          </table:table-cell>
          <table:table-cell table:style-name="ce33" office:value-type="float" office:value="86.73" calcext:value-type="float">
            <text:p>86.73</text:p>
          </table:table-cell>
          <table:table-cell table:style-name="ce33" office:value-type="float" office:value="75.809" calcext:value-type="float">
            <text:p>75.809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Mute-mud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185" calcext:value-type="float">
            <text:p>94.185</text:p>
          </table:table-cell>
          <table:table-cell table:style-name="ce32" office:value-type="float" office:value="48.955" calcext:value-type="float">
            <text:p>48.955</text:p>
          </table:table-cell>
          <table:table-cell table:style-name="ce32" office:value-type="float" office:value="83.081" calcext:value-type="float">
            <text:p>83.081</text:p>
          </table:table-cell>
          <table:table-cell table:style-name="ce32" office:value-type="float" office:value="54.376" calcext:value-type="float">
            <text:p>54.376</text:p>
          </table:table-cell>
          <table:table-cell table:style-name="ce32" office:value-type="float" office:value="65.731" calcext:value-type="float">
            <text:p>65.731</text:p>
          </table:table-cell>
          <table:table-cell/>
          <table:table-cell table:style-name="ce26" office:value-type="string" calcext:value-type="string">
            <text:p>Baldurs-gate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0] + [.T30])/2" office:value-type="float" office:value="77.205" calcext:value-type="float">
            <text:p>77.205</text:p>
          </table:table-cell>
          <table:table-cell table:style-name="ce32" office:value-type="float" office:value="94.684" calcext:value-type="float">
            <text:p>94.684</text:p>
          </table:table-cell>
          <table:table-cell table:style-name="ce32" office:value-type="float" office:value="59.726" calcext:value-type="float">
            <text:p>59.726</text:p>
          </table:table-cell>
          <table:table-cell table:style-name="ce32" office:value-type="float" office:value="74.344" calcext:value-type="float">
            <text:p>74.344</text:p>
          </table:table-cell>
          <table:table-cell table:style-name="ce32" office:value-type="float" office:value="75.232" calcext:value-type="float">
            <text:p>75.232</text:p>
          </table:table-cell>
          <table:table-cell table:style-name="ce32" office:value-type="float" office:value="74.785" calcext:value-type="float">
            <text:p>74.785</text:p>
          </table:table-cell>
        </table:table-row>
        <table:table-row table:style-name="ro2">
          <table:table-cell table:style-name="ce26" office:value-type="string" calcext:value-type="string">
            <text:p>Mute-mud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206" calcext:value-type="float">
            <text:p>94.206</text:p>
          </table:table-cell>
          <table:table-cell table:style-name="ce32" office:value-type="float" office:value="49.721" calcext:value-type="float">
            <text:p>49.721</text:p>
          </table:table-cell>
          <table:table-cell table:style-name="ce32" office:value-type="float" office:value="82.047" calcext:value-type="float">
            <text:p>82.047</text:p>
          </table:table-cell>
          <table:table-cell table:style-name="ce32" office:value-type="float" office:value="55.79" calcext:value-type="float">
            <text:p>55.79</text:p>
          </table:table-cell>
          <table:table-cell table:style-name="ce32" office:value-type="float" office:value="66.418" calcext:value-type="float">
            <text:p>66.418</text:p>
          </table:table-cell>
          <table:table-cell/>
          <table:table-cell table:style-name="ce26" office:value-type="string" calcext:value-type="string">
            <text:p>Baldurs-gate-s2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1] + [.T31])/2" office:value-type="float" office:value="76.0685" calcext:value-type="float">
            <text:p>76.0685</text:p>
          </table:table-cell>
          <table:table-cell table:style-name="ce32" office:value-type="float" office:value="93.883" calcext:value-type="float">
            <text:p>93.883</text:p>
          </table:table-cell>
          <table:table-cell table:style-name="ce32" office:value-type="float" office:value="58.254" calcext:value-type="float">
            <text:p>58.254</text:p>
          </table:table-cell>
          <table:table-cell table:style-name="ce32" office:value-type="float" office:value="67.503" calcext:value-type="float">
            <text:p>67.503</text:p>
          </table:table-cell>
          <table:table-cell table:style-name="ce32" office:value-type="float" office:value="80.959" calcext:value-type="float">
            <text:p>80.959</text:p>
          </table:table-cell>
          <table:table-cell table:style-name="ce32" office:value-type="float" office:value="73.621" calcext:value-type="float">
            <text:p>73.621</text:p>
          </table:table-cell>
        </table:table-row>
        <table:table-row table:style-name="ro2">
          <table:table-cell table:style-name="ce26" office:value-type="string" calcext:value-type="string">
            <text:p>Mute-mud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29"/>
          <table:table-cell table:style-name="ce29" office:value-type="float" office:value="94.683" calcext:value-type="float">
            <text:p>94.683</text:p>
          </table:table-cell>
          <table:table-cell table:style-name="ce32" office:value-type="float" office:value="54.814" calcext:value-type="float">
            <text:p>54.814</text:p>
          </table:table-cell>
          <table:table-cell table:style-name="ce32" office:value-type="float" office:value="81.898" calcext:value-type="float">
            <text:p>81.898</text:p>
          </table:table-cell>
          <table:table-cell table:style-name="ce32" office:value-type="float" office:value="62.371" calcext:value-type="float">
            <text:p>62.371</text:p>
          </table:table-cell>
          <table:table-cell table:style-name="ce32" office:value-type="float" office:value="70.813" calcext:value-type="float">
            <text:p>70.813</text:p>
          </table:table-cell>
          <table:table-cell/>
          <table:table-cell table:style-name="ce26" office:value-type="string" calcext:value-type="string">
            <text:p>Baldurs-gate-s3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2] + [.T32])/2" office:value-type="float" office:value="77.164" calcext:value-type="float">
            <text:p>77.164</text:p>
          </table:table-cell>
          <table:table-cell table:style-name="ce32" office:value-type="float" office:value="94.984" calcext:value-type="float">
            <text:p>94.984</text:p>
          </table:table-cell>
          <table:table-cell table:style-name="ce32" office:value-type="float" office:value="59.344" calcext:value-type="float">
            <text:p>59.344</text:p>
          </table:table-cell>
          <table:table-cell table:style-name="ce32" office:value-type="float" office:value="79.288" calcext:value-type="float">
            <text:p>79.288</text:p>
          </table:table-cell>
          <table:table-cell table:style-name="ce32" office:value-type="float" office:value="70.231" calcext:value-type="float">
            <text:p>70.231</text:p>
          </table:table-cell>
          <table:table-cell table:style-name="ce32" office:value-type="float" office:value="74.486" calcext:value-type="float">
            <text:p>74.486</text:p>
          </table:table-cell>
        </table:table-row>
        <table:table-row table:style-name="ro2">
          <table:table-cell table:style-name="ce27" office:value-type="string" calcext:value-type="string">
            <text:p>Mute-mud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1.936" calcext:value-type="float">
            <text:p>91.936</text:p>
          </table:table-cell>
          <table:table-cell table:style-name="ce33" office:value-type="float" office:value="45.163" calcext:value-type="float">
            <text:p>45.163</text:p>
          </table:table-cell>
          <table:table-cell table:style-name="ce33" office:value-type="float" office:value="71.443" calcext:value-type="float">
            <text:p>71.443</text:p>
          </table:table-cell>
          <table:table-cell table:style-name="ce33" office:value-type="float" office:value="55.111" calcext:value-type="float">
            <text:p>55.111</text:p>
          </table:table-cell>
          <table:table-cell table:style-name="ce33" office:value-type="float" office:value="62.223" calcext:value-type="float">
            <text:p>62.223</text:p>
          </table:table-cell>
          <table:table-cell/>
          <table:table-cell table:style-name="ce27" office:value-type="string" calcext:value-type="string">
            <text:p>Baldurs-gate-s1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3] + [.T33])/2" office:value-type="float" office:value="75.4835" calcext:value-type="float">
            <text:p>75.4835</text:p>
          </table:table-cell>
          <table:table-cell table:style-name="ce33" office:value-type="float" office:value="92.934" calcext:value-type="float">
            <text:p>92.934</text:p>
          </table:table-cell>
          <table:table-cell table:style-name="ce33" office:value-type="float" office:value="58.033" calcext:value-type="float">
            <text:p>58.033</text:p>
          </table:table-cell>
          <table:table-cell table:style-name="ce33" office:value-type="float" office:value="68.794" calcext:value-type="float">
            <text:p>68.794</text:p>
          </table:table-cell>
          <table:table-cell table:style-name="ce33" office:value-type="float" office:value="78.768" calcext:value-type="float">
            <text:p>78.768</text:p>
          </table:table-cell>
          <table:table-cell table:style-name="ce33" office:value-type="float" office:value="73.444" calcext:value-type="float">
            <text:p>73.444</text:p>
          </table:table-cell>
        </table:table-row>
        <table:table-row table:style-name="ro2">
          <table:table-cell table:style-name="ce27" office:value-type="string" calcext:value-type="string">
            <text:p>Mute-mud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208" calcext:value-type="float">
            <text:p>92.208</text:p>
          </table:table-cell>
          <table:table-cell table:style-name="ce33" office:value-type="float" office:value="47.424" calcext:value-type="float">
            <text:p>47.424</text:p>
          </table:table-cell>
          <table:table-cell table:style-name="ce33" office:value-type="float" office:value="72.056" calcext:value-type="float">
            <text:p>72.056</text:p>
          </table:table-cell>
          <table:table-cell table:style-name="ce33" office:value-type="float" office:value="58.111" calcext:value-type="float">
            <text:p>58.111</text:p>
          </table:table-cell>
          <table:table-cell table:style-name="ce33" office:value-type="float" office:value="64.337" calcext:value-type="float">
            <text:p>64.337</text:p>
          </table:table-cell>
          <table:table-cell/>
          <table:table-cell table:style-name="ce27" office:value-type="string" calcext:value-type="string">
            <text:p>Baldurs-gate-s2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4] + [.T34])/2" office:value-type="float" office:value="76.254" calcext:value-type="float">
            <text:p>76.254</text:p>
          </table:table-cell>
          <table:table-cell table:style-name="ce33" office:value-type="float" office:value="92.619" calcext:value-type="float">
            <text:p>92.619</text:p>
          </table:table-cell>
          <table:table-cell table:style-name="ce33" office:value-type="float" office:value="59.889" calcext:value-type="float">
            <text:p>59.889</text:p>
          </table:table-cell>
          <table:table-cell table:style-name="ce33" office:value-type="float" office:value="65.303" calcext:value-type="float">
            <text:p>65.303</text:p>
          </table:table-cell>
          <table:table-cell table:style-name="ce33" office:value-type="float" office:value="87.84" calcext:value-type="float">
            <text:p>87.84</text:p>
          </table:table-cell>
          <table:table-cell table:style-name="ce33" office:value-type="float" office:value="74.913" calcext:value-type="float">
            <text:p>74.913</text:p>
          </table:table-cell>
        </table:table-row>
        <table:table-row table:style-name="ro2">
          <table:table-cell table:style-name="ce27" office:value-type="string" calcext:value-type="string">
            <text:p>Mute-mud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0"/>
          <table:table-cell table:style-name="ce30" office:value-type="float" office:value="92.671" calcext:value-type="float">
            <text:p>92.671</text:p>
          </table:table-cell>
          <table:table-cell table:style-name="ce33" office:value-type="float" office:value="54.35" calcext:value-type="float">
            <text:p>54.35</text:p>
          </table:table-cell>
          <table:table-cell table:style-name="ce33" office:value-type="float" office:value="69.845" calcext:value-type="float">
            <text:p>69.845</text:p>
          </table:table-cell>
          <table:table-cell table:style-name="ce33" office:value-type="float" office:value="71.014" calcext:value-type="float">
            <text:p>71.014</text:p>
          </table:table-cell>
          <table:table-cell table:style-name="ce33" office:value-type="float" office:value="70.425" calcext:value-type="float">
            <text:p>70.425</text:p>
          </table:table-cell>
          <table:table-cell/>
          <table:table-cell table:style-name="ce27" office:value-type="string" calcext:value-type="string">
            <text:p>Baldurs-gate-s3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5] + [.T35])/2" office:value-type="float" office:value="74.319" calcext:value-type="float">
            <text:p>74.319</text:p>
          </table:table-cell>
          <table:table-cell table:style-name="ce33" office:value-type="float" office:value="92.946" calcext:value-type="float">
            <text:p>92.946</text:p>
          </table:table-cell>
          <table:table-cell table:style-name="ce33" office:value-type="float" office:value="55.692" calcext:value-type="float">
            <text:p>55.692</text:p>
          </table:table-cell>
          <table:table-cell table:style-name="ce33" office:value-type="float" office:value="71.018" calcext:value-type="float">
            <text:p>71.018</text:p>
          </table:table-cell>
          <table:table-cell table:style-name="ce33" office:value-type="float" office:value="72.073" calcext:value-type="float">
            <text:p>72.073</text:p>
          </table:table-cell>
          <table:table-cell table:style-name="ce33" office:value-type="float" office:value="71.542" calcext:value-type="float">
            <text:p>71.542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5.74" calcext:value-type="float">
            <text:p>55.74</text:p>
          </table:table-cell>
          <table:table-cell table:style-name="ce32" office:value-type="float" office:value="69.595" calcext:value-type="float">
            <text:p>69.595</text:p>
          </table:table-cell>
          <table:table-cell table:style-name="ce32" office:value-type="float" office:value="73.684" calcext:value-type="float">
            <text:p>73.684</text:p>
          </table:table-cell>
          <table:table-cell table:style-name="ce32" office:value-type="float" office:value="71.581" calcext:value-type="float">
            <text:p>71.581</text:p>
          </table:table-cell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1.973" calcext:value-type="float">
            <text:p>51.973</text:p>
          </table:table-cell>
          <table:table-cell table:style-name="ce32" office:value-type="float" office:value="76.889" calcext:value-type="float">
            <text:p>76.889</text:p>
          </table:table-cell>
          <table:table-cell table:style-name="ce32" office:value-type="float" office:value="61.596" calcext:value-type="float">
            <text:p>61.596</text:p>
          </table:table-cell>
          <table:table-cell table:style-name="ce32" office:value-type="float" office:value="68.398" calcext:value-type="float">
            <text:p>68.398</text:p>
          </table:table-cell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number-columns-repeated="2"/>
          <table:table-cell table:style-name="ce32" office:value-type="float" office:value="56.314" calcext:value-type="float">
            <text:p>56.314</text:p>
          </table:table-cell>
          <table:table-cell table:style-name="ce32" office:value-type="float" office:value="74.359" calcext:value-type="float">
            <text:p>74.359</text:p>
          </table:table-cell>
          <table:table-cell table:style-name="ce32" office:value-type="float" office:value="69.885" calcext:value-type="float">
            <text:p>69.885</text:p>
          </table:table-cell>
          <table:table-cell table:style-name="ce32" office:value-type="float" office:value="72.053" calcext:value-type="float">
            <text:p>72.053</text:p>
          </table:table-cell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49.886" calcext:value-type="float">
            <text:p>49.886</text:p>
          </table:table-cell>
          <table:table-cell table:style-name="ce33" office:value-type="float" office:value="63.581" calcext:value-type="float">
            <text:p>63.581</text:p>
          </table:table-cell>
          <table:table-cell table:style-name="ce33" office:value-type="float" office:value="69.844" calcext:value-type="float">
            <text:p>69.844</text:p>
          </table:table-cell>
          <table:table-cell table:style-name="ce33" office:value-type="float" office:value="66.565" calcext:value-type="float">
            <text:p>66.565</text:p>
          </table:table-cell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42.705" calcext:value-type="float">
            <text:p>42.705</text:p>
          </table:table-cell>
          <table:table-cell table:style-name="ce33" office:value-type="float" office:value="65.096" calcext:value-type="float">
            <text:p>65.096</text:p>
          </table:table-cell>
          <table:table-cell table:style-name="ce33" office:value-type="float" office:value="55.387" calcext:value-type="float">
            <text:p>55.387</text:p>
          </table:table-cell>
          <table:table-cell table:style-name="ce33" office:value-type="float" office:value="59.85" calcext:value-type="float">
            <text:p>59.85</text:p>
          </table:table-cell>
        </table:table-row>
        <table:table-row table:style-name="ro2">
          <table:table-cell table:number-columns-repeated="12"/>
          <table:table-cell table:number-columns-repeated="2" table:style-name="ce29" office:value-type="string" calcext:value-type="string">
            <text:p>TransUNe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number-columns-repeated="2"/>
          <table:table-cell table:style-name="ce33" office:value-type="float" office:value="57.815" calcext:value-type="float">
            <text:p>57.815</text:p>
          </table:table-cell>
          <table:table-cell table:style-name="ce33" office:value-type="float" office:value="68.62" calcext:value-type="float">
            <text:p>68.62</text:p>
          </table:table-cell>
          <table:table-cell table:style-name="ce33" office:value-type="float" office:value="78.594" calcext:value-type="float">
            <text:p>78.594</text:p>
          </table:table-cell>
          <table:table-cell table:style-name="ce33" office:value-type="float" office:value="73.269" calcext:value-type="float">
            <text:p>73.269</text:p>
          </table:table-cell>
        </table:table-row>
        <table:table-row table:style-name="ro2" table:number-rows-repeated="33">
          <table:table-cell table:number-columns-repeated="23"/>
        </table:table-row>
        <table:table-row table:style-name="ro2">
          <table:table-cell table:number-columns-repeated="12"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6.364" calcext:value-type="float">
            <text:p>46.364</text:p>
          </table:table-cell>
          <table:table-cell table:style-name="ce32" office:value-type="float" office:value="80.994" calcext:value-type="float">
            <text:p>80.994</text:p>
          </table:table-cell>
          <table:table-cell table:style-name="ce32" office:value-type="float" office:value="52.024" calcext:value-type="float">
            <text:p>52.024</text:p>
          </table:table-cell>
          <table:table-cell table:style-name="ce32" office:value-type="float" office:value="63.354" calcext:value-type="float">
            <text:p>63.35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7.759" calcext:value-type="float">
            <text:p>47.759</text:p>
          </table:table-cell>
          <table:table-cell table:style-name="ce32" office:value-type="float" office:value="81.478" calcext:value-type="float">
            <text:p>81.478</text:p>
          </table:table-cell>
          <table:table-cell table:style-name="ce32" office:value-type="float" office:value="53.575" calcext:value-type="float">
            <text:p>53.575</text:p>
          </table:table-cell>
          <table:table-cell table:style-name="ce32" office:value-type="float" office:value="64.644" calcext:value-type="float">
            <text:p>64.64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2.252" calcext:value-type="float">
            <text:p>52.252</text:p>
          </table:table-cell>
          <table:table-cell table:style-name="ce32" office:value-type="float" office:value="82.159" calcext:value-type="float">
            <text:p>82.159</text:p>
          </table:table-cell>
          <table:table-cell table:style-name="ce32" office:value-type="float" office:value="58.94" calcext:value-type="float">
            <text:p>58.94</text:p>
          </table:table-cell>
          <table:table-cell table:style-name="ce32" office:value-type="float" office:value="68.639" calcext:value-type="float">
            <text:p>68.63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5.668" calcext:value-type="float">
            <text:p>55.668</text:p>
          </table:table-cell>
          <table:table-cell table:style-name="ce33" office:value-type="float" office:value="60.17" calcext:value-type="float">
            <text:p>60.17</text:p>
          </table:table-cell>
          <table:table-cell table:style-name="ce33" office:value-type="float" office:value="88.152" calcext:value-type="float">
            <text:p>88.152</text:p>
          </table:table-cell>
          <table:table-cell table:style-name="ce33" office:value-type="float" office:value="71.521" calcext:value-type="float">
            <text:p>71.521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0.524" calcext:value-type="float">
            <text:p>70.524</text:p>
          </table:table-cell>
          <table:table-cell table:style-name="ce33" office:value-type="float" office:value="43.768" calcext:value-type="float">
            <text:p>43.768</text:p>
          </table:table-cell>
          <table:table-cell table:style-name="ce33" office:value-type="float" office:value="54.014" calcext:value-type="float">
            <text:p>54.014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3.355" calcext:value-type="float">
            <text:p>53.355</text:p>
          </table:table-cell>
          <table:table-cell table:style-name="ce33" office:value-type="float" office:value="56.294" calcext:value-type="float">
            <text:p>56.294</text:p>
          </table:table-cell>
          <table:table-cell table:style-name="ce33" office:value-type="float" office:value="91.087" calcext:value-type="float">
            <text:p>91.087</text:p>
          </table:table-cell>
          <table:table-cell table:style-name="ce33" office:value-type="float" office:value="69.584" calcext:value-type="float">
            <text:p>69.584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0.835" calcext:value-type="float">
            <text:p>40.835</text:p>
          </table:table-cell>
          <table:table-cell table:style-name="ce33" office:value-type="float" office:value="71.414" calcext:value-type="float">
            <text:p>71.414</text:p>
          </table:table-cell>
          <table:table-cell table:style-name="ce33" office:value-type="float" office:value="48.814" calcext:value-type="float">
            <text:p>48.814</text:p>
          </table:table-cell>
          <table:table-cell table:style-name="ce33" office:value-type="float" office:value="57.99" calcext:value-type="float">
            <text:p>57.9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6.989" calcext:value-type="float">
            <text:p>56.989</text:p>
          </table:table-cell>
          <table:table-cell table:style-name="ce33" office:value-type="float" office:value="60.72" calcext:value-type="float">
            <text:p>60.72</text:p>
          </table:table-cell>
          <table:table-cell table:style-name="ce33" office:value-type="float" office:value="90.268" calcext:value-type="float">
            <text:p>90.268</text:p>
          </table:table-cell>
          <table:table-cell table:style-name="ce33" office:value-type="float" office:value="72.603" calcext:value-type="float">
            <text:p>72.603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9.616" calcext:value-type="float">
            <text:p>49.616</text:p>
          </table:table-cell>
          <table:table-cell table:style-name="ce33" office:value-type="float" office:value="70.24" calcext:value-type="float">
            <text:p>70.24</text:p>
          </table:table-cell>
          <table:table-cell table:style-name="ce33" office:value-type="float" office:value="62.823" calcext:value-type="float">
            <text:p>62.823</text:p>
          </table:table-cell>
          <table:table-cell table:style-name="ce33" office:value-type="float" office:value="66.325" calcext:value-type="float">
            <text:p>66.3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1-10T16:16:57.278000000</dc:date>
    <meta:editing-duration>P6DT15H11M</meta:editing-duration>
    <meta:editing-cycles>113</meta:editing-cycles>
    <meta:document-statistic meta:table-count="1" meta:cell-count="785" meta:object-count="0"/>
  </office:meta>
</office:document-meta>
</file>